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017c23" officeooo:paragraph-rsid="00017c23"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017c23" style:font-size-asian="12pt" style:font-size-complex="12pt"/>
    </style:style>
    <style:style style:name="P3" style:family="paragraph" style:parent-style-name="Standard">
      <style:paragraph-properties fo:text-align="justify" style:justify-single-word="false"/>
      <style:text-properties style:font-name="Liberation Serif" fo:font-size="12pt" officeooo:paragraph-rsid="000806a3"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02c197" officeooo:paragraph-rsid="0002c19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0695e5" officeooo:paragraph-rsid="000b64c7"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0de6e4" officeooo:paragraph-rsid="000de6e4" style:font-size-asian="12pt" style:font-size-complex="12pt"/>
    </style:style>
    <style:style style:name="P7" style:family="paragraph" style:parent-style-name="Standard">
      <style:paragraph-properties fo:text-align="justify" style:justify-single-word="false"/>
      <style:text-properties style:font-name="Liberation Serif" fo:font-size="12pt" fo:font-weight="normal" officeooo:rsid="000568b9" officeooo:paragraph-rsid="00066e74" style:font-size-asian="12pt" style:font-weight-asian="normal" style:font-size-complex="12pt" style:font-weight-complex="normal"/>
    </style:style>
    <style:style style:name="T1" style:family="text">
      <style:text-properties officeooo:rsid="00017c23"/>
    </style:style>
    <style:style style:name="T2" style:family="text">
      <style:text-properties officeooo:rsid="00066e74"/>
    </style:style>
    <style:style style:name="T3" style:family="text">
      <style:text-properties fo:font-weight="bold" style:font-weight-asian="bold" style:font-weight-complex="bold"/>
    </style:style>
    <style:style style:name="T4" style:family="text">
      <style:text-properties fo:font-weight="bold" officeooo:rsid="00017c23" style:font-weight-asian="bold" style:font-weight-complex="bold"/>
    </style:style>
    <style:style style:name="T5" style:family="text">
      <style:text-properties fo:font-weight="bold" officeooo:rsid="000568b9" style:font-weight-asian="bold" style:font-weight-complex="bold"/>
    </style:style>
    <style:style style:name="T6" style:family="text">
      <style:text-properties fo:font-weight="bold" officeooo:rsid="000806a3" style:font-weight-asian="bold" style:font-weight-complex="bold"/>
    </style:style>
    <style:style style:name="T7" style:family="text">
      <style:text-properties fo:font-weight="bold" officeooo:rsid="000b64c7" style:font-weight-asian="bold" style:font-weight-complex="bold"/>
    </style:style>
    <style:style style:name="T8" style:family="text">
      <style:text-properties officeooo:rsid="000806a3"/>
    </style:style>
    <style:style style:name="T9" style:family="text">
      <style:text-properties fo:font-weight="normal" style:font-weight-asian="normal" style:font-weight-complex="normal"/>
    </style:style>
    <style:style style:name="T10" style:family="text">
      <style:text-properties fo:font-weight="normal" officeooo:rsid="0012ab4f" style:font-weight-asian="normal" style:font-weight-complex="normal"/>
    </style:style>
    <style:style style:name="T11" style:family="text">
      <style:text-properties officeooo:rsid="000b64c7"/>
    </style:style>
    <style:style style:name="T12" style:family="text">
      <style:text-properties officeooo:rsid="000c1a34"/>
    </style:style>
    <style:style style:name="T13" style:family="text">
      <style:text-properties officeooo:rsid="000de6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3"><text:span text:style-name="T1">This paper studies a method for accurate object localization and recognition using edge box proposals and multiple SVM classifiers for specific object types. We use a subset of ImageNet</text:span><text:span text:style-name="T4">[1</text:span><text:span text:style-name="T5"> – </text:span><text:span text:style-name="T6">ImageNet referansı assigmentta vardı sanırım</text:span><text:span text:style-name="T4">] </text:span><text:span text:style-name="T1">dataset: 400 train images from 10 categories and 100 test images, 10 per category. After preprocessing, samples are vectorized using ResNet implementation by PyTorch</text:span><text:span text:style-name="T4">[2 – pytorch sitesine referans].</text:span><text:span text:style-name="T1"> For validation, we compare test results with truth values and correct object proposals provided to us. Experiments showed that edge box proposals give accurate localizations within reasonable time, and can be further optimized by reducing number of edge boxes obtained for each image.</text:span></text:p>
      <text:p text:style-name="P2"/>
      <text:p text:style-name="P4">Keywords: Object localization, object classification, edge boxes, <text:span text:style-name="T8">SVM, one-vs-all, </text:span>ImageNet, ResNet</text:p>
      <text:p text:style-name="P4"/>
      <text:p text:style-name="P4">Introduction</text:p>
      <text:p text:style-name="P4"/>
      <text:p text:style-name="P7">This project aims to detect accurate object boundaries and classify them into 10 categories, which are chosen from ImageNet database. <text:span text:style-name="T1">These categories are </text:span>eagle, dog, cat, tiger, star<text:span text:style-name="T2">fis</text:span>h, zebra, bison, antelope, <text:span text:style-name="T1">chimpanzee, and elephant. The data we use are preprocessed by the instructor in such a way that objects are tightly cropped from the original image. In </text:span><text:span text:style-name="T4">Figure 1</text:span><text:span text:style-name="T1">, we display samples from selected categories.</text:span></text:p>
      <text:p text:style-name="P7"/>
      <text:p text:style-name="P5">We use a similar architecture to R-CNN <text:span text:style-name="T3">[3 – assignmenttaki Girshick et al.]</text:span> model <text:span text:style-name="T11">for classification. The pretrained ResNet model provided by PyTorch</text:span><text:span text:style-name="T7">[4 – pytorch’un resnet github sayfasına link]</text:span><text:span text:style-name="T11"> is used to </text:span>vectorize the data. <text:span text:style-name="T12">For classification, we trained</text:span> one-vs-all style binary SVM classifiers for each object type <text:span text:style-name="T13">where</text:span> each train image has a <text:s/>positive label if it belongs to the class SVM is trained to recognize and negative else.</text:p>
      <text:p text:style-name="P5"/>
      <text:p text:style-name="P6">For testing, we extracted edge boxes<text:span text:style-name="T3">[5 – 5.1’deki papera referans] </text:span><text:span text:style-name="T9">from test image and vectorized them using ResNet. </text:span><text:span text:style-name="T10">Then, we tested SVMs trained before using this data for confidence in positive class, and selected the SVM with highest confidence as predicted label. We then proceed to calculate performance metrics and repor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bstract" style:family="paragraph">
      <style:paragraph-properties fo:margin-left="0in" fo:margin-right="0in" fo:margin-top="0in" fo:margin-bottom="0.139in" loext:contextual-spacing="false" fo:text-align="justify" style:justify-single-word="false" fo:orphans="2" fo:widows="2" fo:hyphenation-ladder-count="no-limit"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01-10T14:32:59.199000000</dc:date>
    <meta:editing-duration>PT1H11M24S</meta:editing-duration>
    <meta:editing-cycles>11</meta:editing-cycles>
    <meta:document-statistic meta:table-count="0" meta:image-count="0" meta:object-count="0" meta:page-count="1" meta:paragraph-count="7" meta:word-count="301" meta:character-count="2025" meta:non-whitespace-character-count="1725"/>
  </office:meta>
</office:document-meta>
</file>